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a6b" officeooo:paragraph-rsid="001a3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1:08:25.594258527</meta:creation-date>
    <dc:date>2024-05-02T21:09:45.519824705</dc:date>
    <meta:editing-duration>PT1M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5.2$Linux_X86_64 LibreOffice_project/60$Build-2</meta:generator>
  </office:meta>
</office:document-meta>
</file>